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0.57mm"/>
    </style:style>
    <style:style style:name="co6" style:family="table-column">
      <style:table-column-properties fo:break-before="auto" style:column-width="19.79mm"/>
    </style:style>
    <style:style style:name="co7" style:family="table-column">
      <style:table-column-properties fo:break-before="auto" style:column-width="12.4mm"/>
    </style:style>
    <style:style style:name="co8" style:family="table-column">
      <style:table-column-properties fo:break-before="auto" style:column-width="20.8mm"/>
    </style:style>
    <style:style style:name="co9" style:family="table-column">
      <style:table-column-properties fo:break-before="auto" style:column-width="15.3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eeeeee" fo:wrap-option="wrap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8.51mm" svg:height="66.93mm" svg:x="291.62mm" svg:y="6.49mm">
            <loext:p draw:notify-on-update-of-ranges="Sheet1.B4:Sheet1.B18 Sheet1.E3:Sheet1.E3 Sheet1.E4:Sheet1.E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6.9mm" svg:height="74.44mm" svg:x="25.13mm" svg:y="103.89mm">
            <loext:p draw:notify-on-update-of-ranges="Sheet1.B6:Sheet1.B18 Sheet1.E3:Sheet1.E3 Sheet1.E6:Sheet1.E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7.25mm" svg:height="92.91mm" svg:x="173.69mm" svg:y="202.8mm">
            <loext:p draw:notify-on-update-of-ranges="Sheet1.T21:Sheet1.T25 Sheet1.U21:Sheet1.U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Age</text:p>
          </table:table-cell>
          <table:table-cell table:style-name="ce1" office:value-type="string" calcext:value-type="string" table:number-columns-spanned="2" table:number-rows-spanned="1">
            <text:p>Prevalence Down (week 20)</text:p>
          </table:table-cell>
          <table:covered-table-cell/>
          <table:table-cell table:style-name="ce2" office:value-type="string" calcext:value-type="string">
            <text:p>Positive Predictive Value</text:p>
          </table:table-cell>
          <table:table-cell table:style-name="ce1" office:value-type="string" calcext:value-type="string" table:number-columns-spanned="2" table:number-rows-spanned="1">
            <text:p>Prevalence Edwards (week 20)</text:p>
          </table:table-cell>
          <table:covered-table-cell table:style-name="ce1"/>
          <table:table-cell table:style-name="ce2" office:value-type="string" calcext:value-type="string">
            <text:p>Positive Predictive Value</text:p>
          </table:table-cell>
          <table:table-cell table:style-name="ce1" office:value-type="string" calcext:value-type="string" table:number-columns-spanned="2" table:number-rows-spanned="1">
            <text:p>Prevalence Patau (week 20)</text:p>
          </table:table-cell>
          <table:covered-table-cell table:style-name="ce1"/>
          <table:table-cell table:style-name="ce2" office:value-type="string" calcext:value-type="string">
            <text:p>Positive Predictive Value</text:p>
          </table:table-cell>
          <table:table-cell/>
          <table:table-cell office:value-type="string" calcext:value-type="string">
            <text:p>Hit-rate</text:p>
          </table:table-cell>
          <table:table-cell table:style-name="ce5" office:value-type="float" office:value="99" calcext:value-type="float">
            <text:p>99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table:style-name="ce3" table:formula="of:=(([.C4]*[.$N$3])/100)/((([.C4]*[.$N$3])/100)+(([.D4]-[.C4])*[.$N$4])/100)" office:value-type="float" office:value="0.433450087565674" calcext:value-type="float">
            <text:p>0.4334500875656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97" calcext:value-type="float">
            <text:p>4897</text:p>
          </table:table-cell>
          <table:table-cell table:style-name="ce3" table:formula="of:=(([.F4]*[.$N$3])/100)/((([.F4]*[.$N$3])/100)+(([.G4]-[.F4])*[.$N$4])/100)" office:value-type="float" office:value="0.168195718654434" calcext:value-type="float">
            <text:p>0.1681957186544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656" calcext:value-type="float">
            <text:p>14656</text:p>
          </table:table-cell>
          <table:table-cell table:style-name="ce3" table:formula="of:=(([.I4]*[.$N$3])/100)/((([.I4]*[.$N$3])/100)+(([.J4]-[.I4])*[.$N$4])/100)" office:value-type="float" office:value="0.0632790028763183" calcext:value-type="float">
            <text:p>0.063279002876318</text:p>
          </table:table-cell>
          <table:table-cell/>
          <table:table-cell office:value-type="string" calcext:value-type="string">
            <text:p>FP</text:p>
          </table:table-cell>
          <table:table-cell table:style-name="ce5" office:value-type="float" office:value="0.1" calcext:value-type="float">
            <text:p>0.1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table:style-name="ce3" table:formula="of:=(([.C5]*[.$N$3])/100)/((([.C5]*[.$N$3])/100)+(([.D5]-[.C5])*[.$N$4])/100)" office:value-type="float" office:value="0.463483146067416" calcext:value-type="float">
            <text:p>0.4634831460674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36" calcext:value-type="float">
            <text:p>4336</text:p>
          </table:table-cell>
          <table:table-cell table:style-name="ce3" table:formula="of:=(([.F5]*[.$N$3])/100)/((([.F5]*[.$N$3])/100)+(([.G5]-[.F5])*[.$N$4])/100)" office:value-type="float" office:value="0.185915492957746" calcext:value-type="float">
            <text:p>0.1859154929577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978" calcext:value-type="float">
            <text:p>12978</text:p>
          </table:table-cell>
          <table:table-cell table:style-name="ce3" table:formula="of:=(([.I5]*[.$N$3])/100)/((([.I5]*[.$N$3])/100)+(([.J5]-[.I5])*[.$N$4])/100)" office:value-type="float" office:value="0.0708813632132885" calcext:value-type="float">
            <text:p>0.0708813632132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table:style-name="ce3" table:formula="of:=(([.C6]*[.$N$3])/100)/((([.C6]*[.$N$3])/100)+(([.D6]-[.C6])*[.$N$4])/100)" office:value-type="float" office:value="0.566361556064073" calcext:value-type="float">
            <text:p>0.5663615560640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69" calcext:value-type="float">
            <text:p>2869</text:p>
          </table:table-cell>
          <table:table-cell table:style-name="ce3" table:formula="of:=(([.F6]*[.$N$3])/100)/((([.F6]*[.$N$3])/100)+(([.G6]-[.F6])*[.$N$4])/100)" office:value-type="float" office:value="0.256609642301711" calcext:value-type="float">
            <text:p>0.2566096423017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587" calcext:value-type="float">
            <text:p>8587</text:p>
          </table:table-cell>
          <table:table-cell table:style-name="ce3" table:formula="of:=(([.I6]*[.$N$3])/100)/((([.I6]*[.$N$3])/100)+(([.J6]-[.I6])*[.$N$4])/100)" office:value-type="float" office:value="0.103383458646617" calcext:value-type="float">
            <text:p>0.1033834586466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table:style-name="ce3" table:formula="of:=(([.C7]*[.$N$3])/100)/((([.C7]*[.$N$3])/100)+(([.D7]-[.C7])*[.$N$4])/100)" office:value-type="float" office:value="0.601092896174863" calcext:value-type="float">
            <text:p>0.6010928961748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90" calcext:value-type="float">
            <text:p>2490</text:p>
          </table:table-cell>
          <table:table-cell table:style-name="ce3" table:formula="of:=(([.F7]*[.$N$3])/100)/((([.F7]*[.$N$3])/100)+(([.G7]-[.F7])*[.$N$4])/100)" office:value-type="float" office:value="0.284564530037367" calcext:value-type="float">
            <text:p>0.2845645300373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53" calcext:value-type="float">
            <text:p>7453</text:p>
          </table:table-cell>
          <table:table-cell table:style-name="ce3" table:formula="of:=(([.I7]*[.$N$3])/100)/((([.I7]*[.$N$3])/100)+(([.J7]-[.I7])*[.$N$4])/100)" office:value-type="float" office:value="0.11727078891258" calcext:value-type="float">
            <text:p>0.117270788912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table:style-name="ce3" table:formula="of:=(([.C8]*[.$N$3])/100)/((([.C8]*[.$N$3])/100)+(([.D8]-[.C8])*[.$N$4])/100)" office:value-type="float" office:value="0.63953488372093" calcext:value-type="float">
            <text:p>0.639534883720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14" calcext:value-type="float">
            <text:p>2114</text:p>
          </table:table-cell>
          <table:table-cell table:style-name="ce3" table:formula="of:=(([.F8]*[.$N$3])/100)/((([.F8]*[.$N$3])/100)+(([.G8]-[.F8])*[.$N$4])/100)" office:value-type="float" office:value="0.319046084434418" calcext:value-type="float">
            <text:p>0.3190460844344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26" calcext:value-type="float">
            <text:p>6326</text:p>
          </table:table-cell>
          <table:table-cell table:style-name="ce3" table:formula="of:=(([.I8]*[.$N$3])/100)/((([.I8]*[.$N$3])/100)+(([.J8]-[.I8])*[.$N$4])/100)" office:value-type="float" office:value="0.135338345864662" calcext:value-type="float">
            <text:p>0.1353383458646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style-name="ce3" table:formula="of:=(([.C9]*[.$N$3])/100)/((([.C9]*[.$N$3])/100)+(([.D9]-[.C9])*[.$N$4])/100)" office:value-type="float" office:value="0.681348933241569" calcext:value-type="float">
            <text:p>0.6813489332415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55" calcext:value-type="float">
            <text:p>1755</text:p>
          </table:table-cell>
          <table:table-cell table:style-name="ce3" table:formula="of:=(([.F9]*[.$N$3])/100)/((([.F9]*[.$N$3])/100)+(([.G9]-[.F9])*[.$N$4])/100)" office:value-type="float" office:value="0.360787172011662" calcext:value-type="float">
            <text:p>0.3607871720116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54" calcext:value-type="float">
            <text:p>5254</text:p>
          </table:table-cell>
          <table:table-cell table:style-name="ce3" table:formula="of:=(([.I9]*[.$N$3])/100)/((([.I9]*[.$N$3])/100)+(([.J9]-[.I9])*[.$N$4])/100)" office:value-type="float" office:value="0.15857760691975" calcext:value-type="float">
            <text:p>0.158577606919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style-name="ce3" table:formula="of:=(([.C10]*[.$N$3])/100)/((([.C10]*[.$N$3])/100)+(([.D10]-[.C10])*[.$N$4])/100)" office:value-type="float" office:value="0.724213606437454" calcext:value-type="float">
            <text:p>0.7242136064374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29" calcext:value-type="float">
            <text:p>1429</text:p>
          </table:table-cell>
          <table:table-cell table:style-name="ce3" table:formula="of:=(([.F10]*[.$N$3])/100)/((([.F10]*[.$N$3])/100)+(([.G10]-[.F10])*[.$N$4])/100)" office:value-type="float" office:value="0.409429280397022" calcext:value-type="float">
            <text:p>0.409429280397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77" calcext:value-type="float">
            <text:p>4277</text:p>
          </table:table-cell>
          <table:table-cell table:style-name="ce3" table:formula="of:=(([.I10]*[.$N$3])/100)/((([.I10]*[.$N$3])/100)+(([.J10]-[.I10])*[.$N$4])/100)" office:value-type="float" office:value="0.187998480820357" calcext:value-type="float">
            <text:p>0.1879984808203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style-name="ce3" table:formula="of:=(([.C11]*[.$N$3])/100)/((([.C11]*[.$N$3])/100)+(([.D11]-[.C11])*[.$N$4])/100)" office:value-type="float" office:value="0.766847405112316" calcext:value-type="float">
            <text:p>0.766847405112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42" calcext:value-type="float">
            <text:p>1142</text:p>
          </table:table-cell>
          <table:table-cell table:style-name="ce3" table:formula="of:=(([.F11]*[.$N$3])/100)/((([.F11]*[.$N$3])/100)+(([.G11]-[.F11])*[.$N$4])/100)" office:value-type="float" office:value="0.464570624120131" calcext:value-type="float">
            <text:p>0.4645706241201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19" calcext:value-type="float">
            <text:p>3419</text:p>
          </table:table-cell>
          <table:table-cell table:style-name="ce3" table:formula="of:=(([.I11]*[.$N$3])/100)/((([.I11]*[.$N$3])/100)+(([.J11]-[.I11])*[.$N$4])/100)" office:value-type="float" office:value="0.22459165154265" calcext:value-type="float">
            <text:p>0.224591651542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style-name="ce3" table:formula="of:=(([.C12]*[.$N$3])/100)/((([.C12]*[.$N$3])/100)+(([.D12]-[.C12])*[.$N$4])/100)" office:value-type="float" office:value="0.806845965770171" calcext:value-type="float">
            <text:p>0.8068459657701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9" calcext:value-type="float">
            <text:p>899</text:p>
          </table:table-cell>
          <table:table-cell table:style-name="ce3" table:formula="of:=(([.F12]*[.$N$3])/100)/((([.F12]*[.$N$3])/100)+(([.G12]-[.F12])*[.$N$4])/100)" office:value-type="float" office:value="0.524364406779661" calcext:value-type="float">
            <text:p>0.5243644067796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91" calcext:value-type="float">
            <text:p>2691</text:p>
          </table:table-cell>
          <table:table-cell table:style-name="ce3" table:formula="of:=(([.I12]*[.$N$3])/100)/((([.I12]*[.$N$3])/100)+(([.J12]-[.I12])*[.$N$4])/100)" office:value-type="float" office:value="0.269021739130435" calcext:value-type="float">
            <text:p>0.2690217391304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style-name="ce3" table:formula="of:=(([.C13]*[.$N$3])/100)/((([.C13]*[.$N$3])/100)+(([.D13]-[.C13])*[.$N$4])/100)" office:value-type="float" office:value="0.843270868824532" calcext:value-type="float">
            <text:p>0.8432708688245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8" calcext:value-type="float">
            <text:p>698</text:p>
          </table:table-cell>
          <table:table-cell table:style-name="ce3" table:formula="of:=(([.F13]*[.$N$3])/100)/((([.F13]*[.$N$3])/100)+(([.G13]-[.F13])*[.$N$4])/100)" office:value-type="float" office:value="0.586840545346769" calcext:value-type="float">
            <text:p>0.5868405453467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90" calcext:value-type="float">
            <text:p>2090</text:p>
          </table:table-cell>
          <table:table-cell table:style-name="ce3" table:formula="of:=(([.I13]*[.$N$3])/100)/((([.I13]*[.$N$3])/100)+(([.J13]-[.I13])*[.$N$4])/100)" office:value-type="float" office:value="0.321532965248457" calcext:value-type="float">
            <text:p>0.3215329652484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3" table:formula="of:=(([.C14]*[.$N$3])/100)/((([.C14]*[.$N$3])/100)+(([.D14]-[.C14])*[.$N$4])/100)" office:value-type="float" office:value="0.875331564986737" calcext:value-type="float">
            <text:p>0.8753315649867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3" table:formula="of:=(([.F14]*[.$N$3])/100)/((([.F14]*[.$N$3])/100)+(([.G14]-[.F14])*[.$N$4])/100)" office:value-type="float" office:value="0.648754914809961" calcext:value-type="float">
            <text:p>0.6487549148099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06" calcext:value-type="float">
            <text:p>1606</text:p>
          </table:table-cell>
          <table:table-cell table:style-name="ce3" table:formula="of:=(([.I14]*[.$N$3])/100)/((([.I14]*[.$N$3])/100)+(([.J14]-[.I14])*[.$N$4])/100)" office:value-type="float" office:value="0.38150289017341" calcext:value-type="float">
            <text:p>0.381502890173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style-name="ce3" table:formula="of:=(([.C15]*[.$N$3])/100)/((([.C15]*[.$N$3])/100)+(([.D15]-[.C15])*[.$N$4])/100)" office:value-type="float" office:value="0.902461257976299" calcext:value-type="float">
            <text:p>0.9024612579762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9" calcext:value-type="float">
            <text:p>409</text:p>
          </table:table-cell>
          <table:table-cell table:style-name="ce3" table:formula="of:=(([.F15]*[.$N$3])/100)/((([.F15]*[.$N$3])/100)+(([.G15]-[.F15])*[.$N$4])/100)" office:value-type="float" office:value="0.708154506437768" calcext:value-type="float">
            <text:p>0.7081545064377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24" calcext:value-type="float">
            <text:p>1224</text:p>
          </table:table-cell>
          <table:table-cell table:style-name="ce3" table:formula="of:=(([.I15]*[.$N$3])/100)/((([.I15]*[.$N$3])/100)+(([.J15]-[.I15])*[.$N$4])/100)" office:value-type="float" office:value="0.447356529597831" calcext:value-type="float">
            <text:p>0.4473565295978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3" table:formula="of:=(([.C16]*[.$N$3])/100)/((([.C16]*[.$N$3])/100)+(([.D16]-[.C16])*[.$N$4])/100)" office:value-type="float" office:value="0.92436974789916" calcext:value-type="float">
            <text:p>0.924369747899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0" calcext:value-type="float">
            <text:p>310</text:p>
          </table:table-cell>
          <table:table-cell table:style-name="ce3" table:formula="of:=(([.F16]*[.$N$3])/100)/((([.F16]*[.$N$3])/100)+(([.G16]-[.F16])*[.$N$4])/100)" office:value-type="float" office:value="0.762124711316397" calcext:value-type="float">
            <text:p>0.7621247113163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7" calcext:value-type="float">
            <text:p>927</text:p>
          </table:table-cell>
          <table:table-cell table:style-name="ce3" table:formula="of:=(([.I16]*[.$N$3])/100)/((([.I16]*[.$N$3])/100)+(([.J16]-[.I16])*[.$N$4])/100)" office:value-type="float" office:value="0.516701461377871" calcext:value-type="float">
            <text:p>0.5167014613778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ce3" table:formula="of:=(([.C17]*[.$N$3])/100)/((([.C17]*[.$N$3])/100)+(([.D17]-[.C17])*[.$N$4])/100)" office:value-type="float" office:value="0.941960038058991" calcext:value-type="float">
            <text:p>0.9419600380589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3" calcext:value-type="float">
            <text:p>233</text:p>
          </table:table-cell>
          <table:table-cell table:style-name="ce3" table:formula="of:=(([.F17]*[.$N$3])/100)/((([.F17]*[.$N$3])/100)+(([.G17]-[.F17])*[.$N$4])/100)" office:value-type="float" office:value="0.810147299509002" calcext:value-type="float">
            <text:p>0.810147299509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8" calcext:value-type="float">
            <text:p>698</text:p>
          </table:table-cell>
          <table:table-cell table:style-name="ce3" table:formula="of:=(([.I17]*[.$N$3])/100)/((([.I17]*[.$N$3])/100)+(([.J17]-[.I17])*[.$N$4])/100)" office:value-type="float" office:value="0.586840545346769" calcext:value-type="float">
            <text:p>0.5868405453467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3" table:formula="of:=(([.C18]*[.$N$3])/100)/((([.C18]*[.$N$3])/100)+(([.D18]-[.C18])*[.$N$4])/100)" office:value-type="float" office:value="0.956521739130435" calcext:value-type="float">
            <text:p>0.9565217391304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5" calcext:value-type="float">
            <text:p>175</text:p>
          </table:table-cell>
          <table:table-cell table:style-name="ce3" table:formula="of:=(([.F18]*[.$N$3])/100)/((([.F18]*[.$N$3])/100)+(([.G18]-[.F18])*[.$N$4])/100)" office:value-type="float" office:value="0.850515463917526" calcext:value-type="float">
            <text:p>0.8505154639175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" calcext:value-type="float">
            <text:p>524</text:p>
          </table:table-cell>
          <table:table-cell table:style-name="ce3" table:formula="of:=(([.I18]*[.$N$3])/100)/((([.I18]*[.$N$3])/100)+(([.J18]-[.I18])*[.$N$4])/100)" office:value-type="float" office:value="0.654329147389293" calcext:value-type="float">
            <text:p>0.65432914738929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Age</text:p>
          </table:table-cell>
          <table:table-cell office:value-type="string" calcext:value-type="string">
            <text:p>Prevalence Down (week 20)</text:p>
          </table:table-cell>
          <table:table-cell/>
          <table:table-cell office:value-type="string" calcext:value-type="string">
            <text:p>Positive Predictive Value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0.433450087565674" calcext:value-type="float">
            <text:p>0.4334500875656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33450087565674" calcext:value-type="float">
            <text:p>0.433450087565674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0.463483146067416" calcext:value-type="float">
            <text:p>0.4634831460674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63483146067416" calcext:value-type="float">
            <text:p>0.463483146067416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0.566361556064073" calcext:value-type="float">
            <text:p>0.56636155606407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R23:.R26])" office:value-type="float" office:value="0.622084567300359" calcext:value-type="float">
            <text:p>0.622084567300359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0.601092896174863" calcext:value-type="float">
            <text:p>0.60109289617486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AVERAGE([.R27:.R30])" office:value-type="float" office:value="0.785294461536118" calcext:value-type="float">
            <text:p>0.785294461536118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0.63953488372093" calcext:value-type="float">
            <text:p>0.639534883720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R31:.R35])" office:value-type="float" office:value="0.920128869610324" calcext:value-type="float">
            <text:p>0.920128869610324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0.681348933241569" calcext:value-type="float">
            <text:p>0.681348933241569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724213606437454" calcext:value-type="float">
            <text:p>0.72421360643745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.766847405112316" calcext:value-type="float">
            <text:p>0.766847405112316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806845965770171" calcext:value-type="float">
            <text:p>0.80684596577017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843270868824532" calcext:value-type="float">
            <text:p>0.843270868824532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875331564986737" calcext:value-type="float">
            <text:p>0.87533156498673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902461257976299" calcext:value-type="float">
            <text:p>0.902461257976299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92436974789916" calcext:value-type="float">
            <text:p>0.92436974789916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41960038058991" calcext:value-type="float">
            <text:p>0.94196003805899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956521739130435" calcext:value-type="float">
            <text:p>0.9565217391304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4" loext:min-decimal-places="4" number:min-integer-digits="1"/>
    </number:number-style>
    <number:currency-style style:name="N120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20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41:29.08249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57:56.176366365</meta:creation-date>
    <dc:date>2017-12-06T16:16:59.656994216</dc:date>
    <meta:editing-duration>PT1H39M30S</meta:editing-duration>
    <meta:editing-cycles>6</meta:editing-cycles>
    <meta:generator>LibreOffice/5.2.7.2$Linux_X86_64 LibreOffice_project/20m0$Build-2</meta:generator>
    <dc:creator>Nicolas </dc:creator>
    <meta:document-statistic meta:table-count="1" meta:cell-count="2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9999" draw:fill-color="#00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6cm" svg:height="9.292cm" xlink:href=".." xlink:type="simple" chart:class="chart:line" chart:style-name="ch1">
        <chart:plot-area chart:style-name="ch2" table:cell-range-address="Sheet1.T21:Sheet1.U25" chart:data-source-has-labels="column" svg:x="0.738cm" svg:y="0.182cm" svg:width="14.656cm" svg:height="8.506cm">
          <chartooo:coordinate-region svg:x="1.862cm" svg:y="0.382cm" svg:width="13.345cm" svg:height="7.659cm"/>
          <chart:axis chart:dimension="x" chart:name="primary-x" chart:style-name="ch3" chartooo:axis-type="auto">
            <chartooo:date-scale/>
            <chart:title svg:x="6.461cm" svg:y="8.61cm" chart:style-name="ch4">
              <text:p>Age of the mother</text:p>
            </chart:title>
            <chart:categories table:cell-range-address="Sheet1.T21:Sheet1.T25"/>
          </chart:axis>
          <chart:axis chart:dimension="y" chart:name="primary-y" chart:style-name="ch5">
            <chart:title svg:x="0cm" svg:y="6.403cm" chart:style-name="ch6">
              <text:p>Reliability of the test</text:p>
            </chart:title>
            <chart:grid chart:style-name="ch7" chart:class="major"/>
          </chart:axis>
          <chart:series chart:style-name="ch8" chart:values-cell-range-address="Sheet1.U21:Sheet1.U2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T21:Sheet1.T25</svg:desc>
                </draw:g>
              </table:table-cell>
              <table:table-cell office:value-type="float" office:value="0.433450087565674">
                <text:p>0.433450087565674</text:p>
                <draw:g>
                  <svg:desc>Sheet1.U21:Sheet1.U25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63483146067416">
                <text:p>0.463483146067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22084567300359">
                <text:p>0.6220845673003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85294461536118">
                <text:p>0.7852944615361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20128869610324">
                <text:p>0.920128869610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.3" chart:maximum="1" chart:origin="0" chart:interval-major="0.1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vertical-bar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009999" draw:fill-color="#009999" dr3d:edge-rounding="5%"/>
      <style:paragraph-properties style:writing-mode="rl-t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52cm" svg:height="6.694cm" xlink:href=".." xlink:type="simple" chart:class="chart:line" chart:style-name="ch1">
        <chart:title svg:x="6.93cm" svg:y="0.269cm" chart:style-name="ch2">
          <text:p>main-title</text:p>
        </chart:title>
        <chart:plot-area chart:style-name="ch3" table:cell-range-address="Sheet1.B4:Sheet1.B18 Sheet1.E3:Sheet1.E18" chart:data-source-has-labels="both" svg:x="1.698cm" svg:y="1.181cm" svg:width="13.837cm" svg:height="4.399cm">
          <chartooo:coordinate-region svg:x="2.637cm" svg:y="1.38cm" svg:width="12.526cm" svg:height="3.553cm"/>
          <chart:axis chart:dimension="x" chart:name="primary-x" chart:style-name="ch4" chartooo:axis-type="auto">
            <chartooo:date-scale/>
            <chart:title svg:x="8.268cm" svg:y="5.713cm" chart:style-name="ch5">
              <text:p>Age</text:p>
            </chart:title>
            <chart:categories table:cell-range-address="Sheet1.B4:Sheet1.B18"/>
          </chart:axis>
          <chart:axis chart:dimension="y" chart:name="primary-y" chart:style-name="ch6">
            <chart:title svg:x="1.041cm" svg:y="4.379cm" chart:style-name="ch7">
              <text:p>Risk of having Trisomy 21
</text:p>
            </chart:title>
            <chart:grid chart:style-name="ch8" chart:class="major"/>
          </chart:axis>
          <chart:series chart:style-name="ch9" chart:values-cell-range-address="Sheet1.E4:Sheet1.E18" chart:label-cell-address="Sheet1.E3:Sheet1.E3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Predictive Valu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4:Sheet1.B18</svg:desc>
                </draw:g>
              </table:table-cell>
              <table:table-cell office:value-type="float" office:value="0.433450087565674">
                <text:p>0.433450087565674</text:p>
                <draw:g>
                  <svg:desc>Sheet1.E4:Sheet1.E1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63483146067416">
                <text:p>0.463483146067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66361556064073">
                <text:p>0.5663615560640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01092896174863">
                <text:p>0.6010928961748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953488372093">
                <text:p>0.639534883720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81348933241569">
                <text:p>0.6813489332415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24213606437454">
                <text:p>0.7242136064374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66847405112316">
                <text:p>0.766847405112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06845965770171">
                <text:p>0.8068459657701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43270868824532">
                <text:p>0.8432708688245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75331564986737">
                <text:p>0.8753315649867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2461257976299">
                <text:p>0.9024612579762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2436974789916">
                <text:p>0.924369747899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1960038058991">
                <text:p>0.94196003805899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6521739130435">
                <text:p>0.956521739130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.4" chart:maximum="1" chart:interval-major="0.1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">
      <style:chart-properties chart:symbol-type="named-symbol" chart:symbol-name="vertical-bar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009999" draw:fill-color="#00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91cm" svg:height="7.445cm" xlink:href=".." xlink:type="simple" chart:class="chart:line" chart:style-name="ch1">
        <chart:plot-area chart:style-name="ch2" table:cell-range-address="Sheet1.B6:Sheet1.B18 Sheet1.E3:Sheet1.E3 Sheet1.E6:Sheet1.E18" chart:data-source-has-labels="both" svg:x="0.435cm" svg:y="0.145cm" svg:width="11.81cm" svg:height="6.893cm">
          <chartooo:coordinate-region svg:x="1.559cm" svg:y="0.344cm" svg:width="10.499cm" svg:height="6.047cm"/>
          <chart:axis chart:dimension="x" chart:name="primary-x" chart:style-name="ch3" chartooo:axis-type="auto">
            <chartooo:date-scale/>
            <chart:title svg:x="5.992cm" svg:y="6.885cm" chart:style-name="ch4">
              <text:p>Age</text:p>
            </chart:title>
            <chart:categories table:cell-range-address="Sheet1.B6:Sheet1.B18"/>
            <chart:grid chart:style-name="ch5" chart:class="major"/>
          </chart:axis>
          <chart:axis chart:dimension="y" chart:name="primary-y" chart:style-name="ch6">
            <chart:title svg:x="0cm" svg:y="5.077cm" chart:style-name="ch7">
              <text:p>Risk in percentages</text:p>
            </chart:title>
            <chart:grid chart:style-name="ch5" chart:class="major"/>
          </chart:axis>
          <chart:series chart:style-name="ch8" chart:values-cell-range-address="Sheet1.E6:Sheet1.E18" chart:label-cell-address="Sheet1.E3:Sheet1.E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Predictive Valu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B6:Sheet1.B18</svg:desc>
                </draw:g>
              </table:table-cell>
              <table:table-cell office:value-type="float" office:value="0.566361556064073">
                <text:p>0.566361556064073</text:p>
                <draw:g>
                  <svg:desc>Sheet1.E6:Sheet1.E18</svg:desc>
                </draw:g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01092896174863">
                <text:p>0.6010928961748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953488372093">
                <text:p>0.639534883720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81348933241569">
                <text:p>0.6813489332415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24213606437454">
                <text:p>0.7242136064374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66847405112316">
                <text:p>0.766847405112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06845965770171">
                <text:p>0.8068459657701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43270868824532">
                <text:p>0.8432708688245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75331564986737">
                <text:p>0.8753315649867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2461257976299">
                <text:p>0.9024612579762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2436974789916">
                <text:p>0.924369747899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1960038058991">
                <text:p>0.94196003805899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6521739130435">
                <text:p>0.9565217391304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